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ixing signed and unsigned values</text:h>
      <text:p text:style-name="Text_20_body">As mentioned in the section on integer division, most binary operators in C++ require both operands to be the same type. If the operands are of different types, one of the operands is promoted to match the type of the other.</text:p>
      <text:p text:style-name="Text_20_body">This can lead to some very unexpected results when mixing signed and unsigned values! Consider the following case:</text:p>
      <text:p text:style-name="P1">cout &lt;&lt; 10 - 15u; // 15u is unsigned</text:p>
      <text:p text:style-name="Text_20_body">One would expect the answer to be -5. However, because 10 is an signed integer and 15 is an unsigned integer, the type promotion rules come into effect here. The hierarchy used for type promotion in C++ looks like this:</text:p>
      <text:p text:style-name="Text_20_body">long double (highest)<text:line-break/>double<text:line-break/>float<text:line-break/>unsigned long int<text:line-break/>long int<text:line-break/>unsigned int<text:line-break/>int (lowest)</text:p>
      <text:p text:style-name="Text_20_body">Because the int operand is considered lower than the unsigned int operand, the int is promoted to an unsigned int. Fortunately, 10 is already a positive number, so the promotion does not cause our number to be interpreted any differently.</text:p>
      <text:p text:style-name="Text_20_body">Thus, we effectively have:</text:p>
      <text:p text:style-name="P1">cout &lt;&lt; 10u - 15u</text:p>
      <text:p text:style-name="Text_20_body">Here’s where the tricky part happens. Because both variables are unsigned integers, the result of the operation is also an unsigned integer! 10u – 15u = -5u. But unsigned variables can not hold negative numbers, and thus the -5 is interpreted as 4,294,967,291 (assuming 32 bit integers).</text:p>
      <text:p text:style-name="Text_20_body">Consequently, the following program:</text:p>
      <text:p text:style-name="P1">cout &lt;&lt; 10 - 15u; // 15u is unsigned</text:p>
      <text:p text:style-name="Text_20_body">prints 4,294,967,291, not -5.</text:p>
      <text:p text:style-name="Text_20_body">This situation can come up in more obscure forms:</text:p>
      <text:p text:style-name="Preformatted_20_Text">int nX;</text:p>
      <text:p text:style-name="Preformatted_20_Text">unsigned int nY;</text:p>
      <text:p text:style-name="Preformatted_20_Text"/>
      <text:p text:style-name="Preformatted_20_Text">if (nX - nY &lt; 0)</text:p>
      <text:p text:style-name="P1"><text:s text:c="4"/>// do somethi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5:00:33.219289826</meta:creation-date>
    <dc:date>2015-03-19T15:17:21.717815582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262" meta:character-count="1489" meta:non-whitespace-character-count="1240"/>
  </office:meta>
</office:document-meta>
</file>